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8.0729in" fo:margin-left="-1.0868in" fo:margin-top="0in" fo:margin-bottom="0in" table:align="left" style:writing-mode="lr-tb"/>
    </style:style>
    <style:style style:name="Table1.A" style:family="table-column">
      <style:table-column-properties style:column-width="8.0729in"/>
    </style:style>
    <style:style style:name="Table1.1" style:family="table-row">
      <style:table-row-properties style:min-row-height="0.6361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1.7514in" fo:keep-together="auto"/>
    </style:style>
    <style:style style:name="Table2" style:family="table">
      <style:table-properties style:width="8.0625in" fo:margin-left="-1.0667in" table:align="left" style:writing-mode="lr-tb"/>
    </style:style>
    <style:style style:name="Table2.A" style:family="table-column">
      <style:table-column-properties style:column-width="8.0625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8in" fo:margin-left="-1.0042in" table:align="left" style:writing-mode="lr-tb"/>
    </style:style>
    <style:style style:name="Table3.A" style:family="table-column">
      <style:table-column-properties style:column-width="8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2f5496" style:font-name="Verdana" fo:font-size="12pt" style:font-size-asian="12pt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Verdana" fo:font-size="12pt" style:font-size-asian="12pt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Table_20_Contents">
      <style:text-properties officeooo:rsid="000a567f" officeooo:paragraph-rsid="000a567f"/>
    </style:style>
    <style:style style:name="P5" style:family="paragraph" style:parent-style-name="Table_20_Contents">
      <style:text-properties fo:color="#2a6099" officeooo:rsid="000a567f" officeooo:paragraph-rsid="000a567f"/>
    </style:style>
    <style:style style:name="P6" style:family="paragraph" style:parent-style-name="Table_20_Contents">
      <style:text-properties fo:color="#2a6099" officeooo:rsid="0009f96f" officeooo:paragraph-rsid="0009f96f"/>
    </style:style>
    <style:style style:name="P7" style:family="paragraph" style:parent-style-name="Table_20_Contents">
      <style:text-properties fo:color="#2a6099" officeooo:rsid="000b0329" officeooo:paragraph-rsid="000b0329"/>
    </style:style>
    <style:style style:name="P8" style:family="paragraph" style:parent-style-name="Standard" style:master-page-name="Standard">
      <style:paragraph-properties style:page-number="auto"/>
      <style:text-properties fo:color="#2f5496" style:font-name="Verdana" fo:font-size="18pt" officeooo:rsid="0009f96f" officeooo:paragraph-rsid="0009f96f" style:font-size-asian="18pt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2f5496" style:font-name="Verdana" fo:font-size="12pt" style:font-size-asian="12pt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Verdana" fo:font-size="12pt" style:font-size-asian="12pt"/>
    </style:style>
    <style:style style:name="P11" style:family="paragraph" style:parent-style-name="List_20_Paragraph" style:list-style-name="WWNum4">
      <style:paragraph-properties fo:margin-top="0in" fo:margin-bottom="0in" loext:contextual-spacing="true" fo:line-height="100%" fo:text-align="justify" style:justify-single-word="false"/>
      <style:text-properties fo:color="#000000" style:font-name="Verdana" fo:font-size="12pt" style:font-size-asian="12pt"/>
    </style:style>
    <style:style style:name="P12" style:family="paragraph" style:parent-style-name="List_20_Paragraph" style:list-style-name="WWNum1">
      <style:paragraph-properties fo:margin-top="0in" fo:margin-bottom="0in" loext:contextual-spacing="true" fo:line-height="100%" fo:text-align="justify" style:justify-single-word="false"/>
      <style:text-properties fo:color="#000000" style:font-name="Verdana" fo:font-size="12pt" style:font-size-asian="12pt"/>
    </style:style>
    <style:style style:name="P13" style:family="paragraph" style:parent-style-name="Table_20_Contents" style:list-style-name="L1">
      <style:text-properties officeooo:rsid="000a567f" officeooo:paragraph-rsid="000a567f"/>
    </style:style>
    <style:style style:name="P14" style:family="paragraph" style:parent-style-name="Table_20_Contents" style:list-style-name="L2">
      <style:text-properties officeooo:paragraph-rsid="000a567f"/>
    </style:style>
    <style:style style:name="P15" style:family="paragraph" style:parent-style-name="Table_20_Contents" style:list-style-name="L2">
      <style:text-properties fo:color="#000000" officeooo:rsid="000a567f" officeooo:paragraph-rsid="000a567f"/>
    </style:style>
    <style:style style:name="P16" style:family="paragraph" style:parent-style-name="Table_20_Contents" style:list-style-name="L3">
      <style:text-properties fo:color="#000000" officeooo:rsid="000b66b6" officeooo:paragraph-rsid="000b66b6"/>
    </style:style>
    <style:style style:name="P17" style:family="paragraph" style:parent-style-name="Table_20_Contents" style:list-style-name="L4">
      <style:text-properties fo:color="#000000" officeooo:rsid="000b66b6" officeooo:paragraph-rsid="000b66b6"/>
    </style:style>
    <style:style style:name="P18" style:family="paragraph" style:parent-style-name="Table_20_Contents" style:list-style-name="L4">
      <style:text-properties fo:color="#000000" officeooo:rsid="000b66b6" officeooo:paragraph-rsid="000e1ace"/>
    </style:style>
    <style:style style:name="T1" style:family="text">
      <style:text-properties fo:color="#2f5496" style:font-name="Verdana" fo:font-size="12pt" style:font-size-asian="12pt"/>
    </style:style>
    <style:style style:name="T2" style:family="text">
      <style:text-properties fo:color="#000000"/>
    </style:style>
    <style:style style:name="T3" style:family="text">
      <style:text-properties fo:color="#000000" style:font-name="Verdana" fo:font-size="12pt" style:font-size-asian="12pt"/>
    </style:style>
    <style:style style:name="T4" style:family="text">
      <style:text-properties fo:color="#2a6099"/>
    </style:style>
    <style:style style:name="T5" style:family="text">
      <style:text-properties officeooo:rsid="000b0329"/>
    </style:style>
    <style:style style:name="T6" style:family="text">
      <style:text-properties officeooo:rsid="000cbeb0"/>
    </style:style>
    <style:style style:name="T7" style:family="text">
      <style:text-properties officeooo:rsid="000e1ace"/>
    </style:style>
    <style:style style:name="T8" style:family="text">
      <style:text-properties officeooo:rsid="000f3d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asos de Utilização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/>
            <text:p text:style-name="P1">Criar um evento</text:p>
          </table:table-cell>
        </table:table-row>
        <table:table-row table:style-name="Table1.2">
          <table:table-cell table:style-name="Table1.A1" office:value-type="string">
            <text:p text:style-name="P3"><text:span text:style-name="T1">Descrição:</text:span><text:span text:style-name="T3"> O utilizador cria um evento para ser publicado na página principal de eventos.</text:span></text:p>
            <text:p text:style-name="P2"/>
            <text:p text:style-name="P1">Pré-condições:</text:p>
            <text:list xml:id="list466290646" text:style-name="WWNum4">
              <text:list-item>
                <text:p text:style-name="P11">O utilizador já efetuou o login.</text:p>
              </text:list-item>
            </text:list>
            <text:p text:style-name="P2"><text:s/></text:p>
            <text:p text:style-name="P1">Passo-a-Passo:</text:p>
            <text:list xml:id="list1469243935" text:style-name="WWNum1">
              <text:list-item>
                <text:p text:style-name="P12">O utilizador entra na página de eventos;</text:p>
              </text:list-item>
              <text:list-item>
                <text:p text:style-name="P12">De seguida o utilizador carrega no botão para criar um novo evento, sendo redirecionado para uma nova página para preencher a informação do mesmo;</text:p>
              </text:list-item>
              <text:list-item>
                <text:p text:style-name="P12">Após o preenchimento dos campos, tais como nome, descrição, data, hora, <text:span text:style-name="T6">tipo de evento </text:span><text:span text:style-name="T7">(Neste caso trata-se apenas de um encontro)</text:span><text:span text:style-name="T6"> e</text:span> localização, no final da página o utilizador carrega num botão para confirmar a publicação;</text:p>
              </text:list-item>
              <text:list-item>
                <text:p text:style-name="P12">Ao carregar nesse botão, o utilizador é redirecionado para a página principal e poderá ver o seu evento, tais como os restantes eventos existentes. <text:s/></text:p>
              </text:list-item>
            </text:list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Line94343795385520">
          <table:table-cell table:style-name="Table2.A1" office:value-type="string">
            <text:p text:style-name="P6">Criar uma discussão</text:p>
          </table:table-cell>
        </table:table-row>
        <table:table-row table:style-name="TableLine94343795372992">
          <table:table-cell table:style-name="Table2.A2" office:value-type="string">
            <text:p text:style-name="P4"><text:span text:style-name="T4">Descrição: </text:span>O utilizador vai criar uma discussão em que quer criar um evento com base no mesmo.</text:p>
            <text:p text:style-name="P5">Pré-condições:</text:p>
            <text:list xml:id="list3060590025" text:style-name="L1">
              <text:list-item>
                <text:p text:style-name="P13">O utilizador já efetuou o login;</text:p>
              </text:list-item>
              <text:list-item>
                <text:p text:style-name="P13"><text:span text:style-name="T5">O</text:span> utilizador participou em pelo menos 1 evento;</text:p>
              </text:list-item>
            </text:list>
            <text:p text:style-name="P5">Passo-a-Passo:</text:p>
            <text:list xml:id="list3282659888" text:style-name="L2">
              <text:list-item>
                <text:p text:style-name="P15">O utilizador entra na página das discussões;</text:p>
              </text:list-item>
              <text:list-item>
                <text:p text:style-name="P15">O utilizador carrega no botão para criar uma nova discussão e é redirecionado para a pagina de criação de discussão;</text:p>
              </text:list-item>
              <text:list-item>
                <text:p text:style-name="P15">Na página de criação de discussão o utilizador preenche os campos necessários para a criação da discussão, como Título, Descrição, Tags, e dá check na opção para criar o evento com base na discussão a ser criada;</text:p>
              </text:list-item>
              <text:list-item>
                <text:p text:style-name="P14">Uma vez que a opção de criar um evento foi selecionada, será apresentada uma <text:span text:style-name="T7">dropbox</text:span> para o utilizador <text:span text:style-name="T7">selecionar</text:span> o nome do utilizador que deseja adicionar à discussão.</text:p>
              </text:list-item>
              <text:list-item>
                <text:p text:style-name="P15">O utilizador carrega no botão ao fundo da página para proceder a publicação da discussão, uma vez carregado o utilizador será levado para a página onde se situam todas as outras discussões, bem como a sua discussão recentemente criada.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/>
        <text:soft-page-break/>
        <table:table-row table:style-name="TableLine94343795414848">
          <table:table-cell table:style-name="Table3.A1" office:value-type="string">
            <text:p text:style-name="P7">Comprar um produto da loja</text:p>
          </table:table-cell>
        </table:table-row>
        <table:table-row table:style-name="TableLine94343795312992">
          <table:table-cell table:style-name="Table3.A2" office:value-type="string">
            <text:p text:style-name="P7">Descrição: <text:span text:style-name="T2">O utilizador escolhe um produto da loja e procede com a compra do mesmo</text:span></text:p>
            <text:p text:style-name="P7">Pré-condições: </text:p>
            <text:list xml:id="list654938005" text:style-name="L3">
              <text:list-item>
                <text:p text:style-name="P16">O utilizador já efetuou o login;</text:p>
              </text:list-item>
              <text:list-item>
                <text:p text:style-name="P16">O utilizador tem os pontos suficientes para a compra do produto;</text:p>
              </text:list-item>
            </text:list>
            <text:p text:style-name="P7">Passo-a-Passo:</text:p>
            <text:list xml:id="list1436102665" text:style-name="L4">
              <text:list-item>
                <text:p text:style-name="P17">O utilizador na interface da loja escolhe o primeiro produto da lista para comprar, e carrega no mesmo, ao carregar no produto, o utilizador é levado para uma página onde mostra a informação mais detalhada do mesmo;</text:p>
              </text:list-item>
              <text:list-item>
                <text:p text:style-name="P18">O Utilizador carrega no botão para <text:span text:style-name="T7">adicion</text:span><text:span text:style-name="T8">a</text:span><text:span text:style-name="T7">r o produto ao carrinho;</text:span></text:p>
              </text:list-item>
              <text:list-item>
                <text:p text:style-name="P18"><text:span text:style-name="T7">Em seguida carrega no botão do carrinho na hotbar</text:span>, <text:span text:style-name="T7">que o</text:span> leva para uma pagina onde vai proceder ao checkout;</text:p>
              </text:list-item>
              <text:list-item>
                <text:p text:style-name="P17">Nesta página o utilizador <text:span text:style-name="T8">carrega no botão para proceder ao checkout e avançar com a compra</text:span>.</text:p>
              </text:list-item>
              <text:list-item>
                <text:p text:style-name="P17">Quando a transação for concluída o utilizador será levado para uma nova página onde terá as informações da compra recém-efetuada, e ser-lhe-á enviado um e-mail com o cupão que comprou, bem como a fatura da compra do mesmo;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ao Pedro</meta:initial-creator>
    <meta:editing-cycles>3</meta:editing-cycles>
    <meta:creation-date>2021-10-09T20:35:00</meta:creation-date>
    <dc:date>2021-10-10T16:10:44.858883008</dc:date>
    <meta:editing-duration>PT48M18S</meta:editing-duration>
    <meta:generator>LibreOffice/6.4.7.2$Linux_X86_64 LibreOffice_project/40$Build-2</meta:generator>
    <meta:document-statistic meta:table-count="3" meta:image-count="0" meta:object-count="0" meta:page-count="2" meta:paragraph-count="33" meta:word-count="466" meta:character-count="2694" meta:non-whitespace-character-count="227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